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fo:font-weight="normal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 Recette du Fondant Baulois </text:h>
      <text:p text:style-name="Standard"/>
      <text:p text:style-name="Standard"/>
      <text:p text:style-name="Text_20_body"><text:span text:style-name="T1">Fabriqué à La Baule depuis 1981, Le Fondant Baulois en est devenu LA spécialité incontournable. Depuis cette </text:span><text:span text:style-name="Strong_20_Emphasis"><text:span text:style-name="T1">recette du fondant baulois unique au goût et à la texture inimitable</text:span></text:span><text:span text:style-name="T1"> est perpétuée avec passion au fil des années; parfois copiée mais jamais égalée!</text:span></text:p>
      <text:p text:style-name="P2">Sous sa fine couche meringuée, l'onctuosité du fondant vous transporte! L’attaque puissante du chocolat et la douceur de sa petite note de caramel au beurre salé comblent vos papilles.</text:p>
      <text:p text:style-name="P2">Réalisé artisanalement à base d’ingrédients de première qualité (sans conservateur ou additif), il se conserve naturellement plusieurs semain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6:52:25.737714433</meta:creation-date>
    <dc:date>2025-01-08T16:55:29.588224715</dc:date>
    <meta:editing-duration>PT3M6S</meta:editing-duration>
    <meta:editing-cycles>1</meta:editing-cycles>
    <meta:document-statistic meta:table-count="0" meta:image-count="0" meta:object-count="0" meta:page-count="1" meta:paragraph-count="4" meta:word-count="94" meta:character-count="616" meta:non-whitespace-character-count="525"/>
    <meta:generator>LibreOffice/7.3.7.2$Linux_X86_64 LibreOffice_project/30$Build-2</meta:generator>
  </office:meta>
</office:document-meta>
</file>